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Swap to hate" table:style-name="ta1">
        <table:shapes>
          <draw:frame draw:z-index="0" draw:style-name="gr1" draw:text-style-name="P1" svg:width="6.2988in" svg:height="3.5429in" svg:x="4.4327in" svg:y="0.0394in">
            <draw:object draw:notify-on-update-of-ranges="'summary_counter_defer_Swap to hate'.A2:'summary_counter_defer_Swap to hate'.A7 'summary_counter_defer_Swap to hate'.B1:'summary_counter_defer_Swap to hate'.B1 'summary_counter_defer_Swap to hate'.B2:'summary_counter_defer_Swap to hate'.B7 'summary_counter_defer_Swap to hate'.C1:'summary_counter_defer_Swap to hate'.C1 'summary_counter_defer_Swap to hate'.C2:'summary_counter_defer_Swap to hate'.C7 'summary_counter_defer_Swap to hate'.D1:'summary_counter_defer_Swap to hate'.D1 'summary_counter_defer_Swap to hate'.D2:'summary_counter_defer_Swap to hate'.D7 'summary_counter_defer_Swap to hate'.E1:'summary_counter_defer_Swap to hate'.E1 'summary_counter_defer_Swap to hate'.E2:'summary_counter_defer_Swap to hate'.E7 'summary_counter_defer_Swap to hate'.F1:'summary_counter_defer_Swap to hate'.F1 'summary_counter_defer_Swap to hate'.F2:'summary_counter_defer_Swap to hate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2.8228in" svg:x="0.0079in" svg:y="5.1559in">
            <draw:object draw:notify-on-update-of-ranges="'summary_counter_defer_Swap to hate'.A2:'summary_counter_defer_Swap to hate'.A7 'summary_counter_defer_Swap to hate'.B1:'summary_counter_defer_Swap to hate'.B1 'summary_counter_defer_Swap to hate'.B2:'summary_counter_defer_Swap to hate'.B7 'summary_counter_defer_Swap to hate'.C1:'summary_counter_defer_Swap to hate'.C1 'summary_counter_defer_Swap to hate'.C2:'summary_counter_defer_Swap to hate'.C7 'summary_counter_defer_Swap to hate'.D1:'summary_counter_defer_Swap to hate'.D1 'summary_counter_defer_Swap to hate'.D2:'summary_counter_defer_Swap to hate'.D7 'summary_counter_defer_Swap to hate'.E1:'summary_counter_defer_Swap to hate'.E1 'summary_counter_defer_Swap to hate'.E2:'summary_counter_defer_Swap to hate'.E7 'summary_counter_defer_Swap to hate'.F1:'summary_counter_defer_Swap to hate'.F1 'summary_counter_defer_Swap to hate'.F2:'summary_counter_defer_Swap to hate'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647" calcext:value-type="float">
            <text:p>0.00588235294117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56:26.34113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4:57:47.692506030</dc:date>
    <meta:editing-duration>PT4M53S</meta:editing-duration>
    <meta:editing-cycles>3</meta:editing-cycles>
    <meta:generator>LibreOffice/7.0.5.2$Linux_X86_64 LibreOffice_project/00$Build-2</meta:generator>
    <meta:document-statistic meta:table-count="1" meta:cell-count="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Swap to hate'.A1:'summary_counter_defer_Swap to hate'.F7" chart:data-source-has-labels="both" svg:x="1.331cm" svg:y="0.18cm" svg:width="12.264cm" svg:height="7.659cm">
          <chart:coordinate-region svg:x="2.243cm" svg:y="0.38cm" svg:width="11.112cm" svg:height="6.812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Swap to hate'.A2:'summary_counter_defer_Swap to hate'.A7"/>
          </chart:axis>
          <chart:axis chart:dimension="y" chart:name="primary-y" chart:style-name="ch4">
            <chart:title svg:x="0.451cm" svg:y="5.455cm" chart:style-name="ch6">
              <text:p>fraction hate swaps</text:p>
            </chart:title>
            <chart:grid chart:style-name="ch7" chart:class="major"/>
          </chart:axis>
          <chart:series chart:style-name="ch8" chart:values-cell-range-address="'summary_counter_defer_Swap to hate'.B2:'summary_counter_defer_Swap to hate'.B7" chart:label-cell-address="'summary_counter_defer_Swap to hate'.B1:'summary_counter_defer_Swap to hate'.B1" chart:class="chart:line">
            <chart:data-point chart:repeated="6"/>
          </chart:series>
          <chart:series chart:style-name="ch9" chart:values-cell-range-address="'summary_counter_defer_Swap to hate'.C2:'summary_counter_defer_Swap to hate'.C7" chart:label-cell-address="'summary_counter_defer_Swap to hate'.C1:'summary_counter_defer_Swap to hate'.C1" chart:class="chart:line">
            <chart:data-point chart:repeated="6"/>
          </chart:series>
          <chart:series chart:style-name="ch10" chart:values-cell-range-address="'summary_counter_defer_Swap to hate'.D2:'summary_counter_defer_Swap to hate'.D7" chart:label-cell-address="'summary_counter_defer_Swap to hate'.D1:'summary_counter_defer_Swap to hate'.D1" chart:class="chart:line">
            <chart:data-point chart:repeated="6"/>
          </chart:series>
          <chart:series chart:style-name="ch11" chart:values-cell-range-address="'summary_counter_defer_Swap to hate'.E2:'summary_counter_defer_Swap to hate'.E7" chart:label-cell-address="'summary_counter_defer_Swap to hate'.E1:'summary_counter_defer_Swap to hate'.E1" chart:class="chart:line">
            <chart:data-point chart:repeated="6"/>
          </chart:series>
          <chart:series chart:style-name="ch12" chart:values-cell-range-address="'summary_counter_defer_Swap to hate'.F2:'summary_counter_defer_Swap to hate'.F7" chart:label-cell-address="'summary_counter_defer_Swap to hate'.F1:'summary_counter_defer_Swap to hate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Swap to hate'.B1:'summary_counter_defer_Swap to hate'.B1</svg:desc>
                </draw:g>
              </table:table-cell>
              <table:table-cell office:value-type="string">
                <text:p>500</text:p>
                <draw:g>
                  <svg:desc>'summary_counter_defer_Swap to hate'.C1:'summary_counter_defer_Swap to hate'.C1</svg:desc>
                </draw:g>
              </table:table-cell>
              <table:table-cell office:value-type="string">
                <text:p>1000</text:p>
                <draw:g>
                  <svg:desc>'summary_counter_defer_Swap to hate'.D1:'summary_counter_defer_Swap to hate'.D1</svg:desc>
                </draw:g>
              </table:table-cell>
              <table:table-cell office:value-type="string">
                <text:p>2000</text:p>
                <draw:g>
                  <svg:desc>'summary_counter_defer_Swap to hate'.E1:'summary_counter_defer_Swap to hate'.E1</svg:desc>
                </draw:g>
              </table:table-cell>
              <table:table-cell office:value-type="string">
                <text:p>5000</text:p>
                <draw:g>
                  <svg:desc>'summary_counter_defer_Swap to hate'.F1:'summary_counter_defer_Swap to hate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Swap to hate'.A2:'summary_counter_defer_Swap to hate'.A7</svg:desc>
                </draw:g>
              </table:table-cell>
              <table:table-cell office:value-type="float" office:value="0.02">
                <text:p>0.02</text:p>
                <draw:g>
                  <svg:desc>'summary_counter_defer_Swap to hate'.B2:'summary_counter_defer_Swap to hate'.B7</svg:desc>
                </draw:g>
              </table:table-cell>
              <table:table-cell office:value-type="float" office:value="0.08">
                <text:p>0.08</text:p>
                <draw:g>
                  <svg:desc>'summary_counter_defer_Swap to hate'.C2:'summary_counter_defer_Swap to hate'.C7</svg:desc>
                </draw:g>
              </table:table-cell>
              <table:table-cell office:value-type="float" office:value="0.12">
                <text:p>0.12</text:p>
                <draw:g>
                  <svg:desc>'summary_counter_defer_Swap to hate'.D2:'summary_counter_defer_Swap to hate'.D7</svg:desc>
                </draw:g>
              </table:table-cell>
              <table:table-cell office:value-type="float" office:value="0.19">
                <text:p>0.19</text:p>
                <draw:g>
                  <svg:desc>'summary_counter_defer_Swap to hate'.E2:'summary_counter_defer_Swap to hate'.E7</svg:desc>
                </draw:g>
              </table:table-cell>
              <table:table-cell office:value-type="float" office:value="0.25">
                <text:p>0.25</text:p>
                <draw:g>
                  <svg:desc>'summary_counter_defer_Swap to hate'.F2:'summary_counter_defer_Swap to hate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171cm" xlink:href=".." xlink:type="simple" chart:class="chart:line" chart:style-name="ch1">
        <chart:legend chart:legend-position="end" svg:x="13.915cm" svg:y="2.29cm" style:legend-expansion="high" chart:style-name="ch2"/>
        <chart:plot-area chart:style-name="ch3" table:cell-range-address="'summary_counter_defer_Swap to hate'.A1:'summary_counter_defer_Swap to hate'.F7" chart:data-source-has-labels="both" svg:x="1.475cm" svg:y="0.143cm" svg:width="12.12cm" svg:height="5.855cm">
          <chart:coordinate-region svg:x="2.387cm" svg:y="0.343cm" svg:width="10.969cm" svg:height="5.008cm"/>
          <chart:axis chart:dimension="x" chart:name="primary-x" chart:style-name="ch4" chartooo:axis-type="auto">
            <chartooo:date-scale/>
            <chart:title svg:x="6.902cm" svg:y="6.142cm" chart:style-name="ch5">
              <text:p>p_defer</text:p>
            </chart:title>
            <chart:categories table:cell-range-address="'summary_counter_defer_Swap to hate'.A2:'summary_counter_defer_Swap to hate'.A7"/>
          </chart:axis>
          <chart:axis chart:dimension="y" chart:name="primary-y" chart:style-name="ch4">
            <chart:title svg:x="0.424cm" svg:y="4.693cm" chart:style-name="ch6">
              <text:p>fraction hate swaps</text:p>
            </chart:title>
            <chart:grid chart:style-name="ch7" chart:class="major"/>
          </chart:axis>
          <chart:series chart:style-name="ch8" chart:values-cell-range-address="'summary_counter_defer_Swap to hate'.B2:'summary_counter_defer_Swap to hate'.B7" chart:label-cell-address="'summary_counter_defer_Swap to hate'.B1:'summary_counter_defer_Swap to hate'.B1" chart:class="chart:line">
            <chart:data-point chart:repeated="6"/>
          </chart:series>
          <chart:series chart:style-name="ch9" chart:values-cell-range-address="'summary_counter_defer_Swap to hate'.C2:'summary_counter_defer_Swap to hate'.C7" chart:label-cell-address="'summary_counter_defer_Swap to hate'.C1:'summary_counter_defer_Swap to hate'.C1" chart:class="chart:line">
            <chart:data-point chart:repeated="6"/>
          </chart:series>
          <chart:series chart:style-name="ch10" chart:values-cell-range-address="'summary_counter_defer_Swap to hate'.D2:'summary_counter_defer_Swap to hate'.D7" chart:label-cell-address="'summary_counter_defer_Swap to hate'.D1:'summary_counter_defer_Swap to hate'.D1" chart:class="chart:line">
            <chart:data-point chart:repeated="6"/>
          </chart:series>
          <chart:series chart:style-name="ch11" chart:values-cell-range-address="'summary_counter_defer_Swap to hate'.E2:'summary_counter_defer_Swap to hate'.E7" chart:label-cell-address="'summary_counter_defer_Swap to hate'.E1:'summary_counter_defer_Swap to hate'.E1" chart:class="chart:line">
            <chart:data-point chart:repeated="6"/>
          </chart:series>
          <chart:series chart:style-name="ch12" chart:values-cell-range-address="'summary_counter_defer_Swap to hate'.F2:'summary_counter_defer_Swap to hate'.F7" chart:label-cell-address="'summary_counter_defer_Swap to hate'.F1:'summary_counter_defer_Swap to hate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Swap to hate'.B1:'summary_counter_defer_Swap to hate'.B1</svg:desc>
                </draw:g>
              </table:table-cell>
              <table:table-cell office:value-type="string">
                <text:p>500</text:p>
                <draw:g>
                  <svg:desc>'summary_counter_defer_Swap to hate'.C1:'summary_counter_defer_Swap to hate'.C1</svg:desc>
                </draw:g>
              </table:table-cell>
              <table:table-cell office:value-type="string">
                <text:p>1000</text:p>
                <draw:g>
                  <svg:desc>'summary_counter_defer_Swap to hate'.D1:'summary_counter_defer_Swap to hate'.D1</svg:desc>
                </draw:g>
              </table:table-cell>
              <table:table-cell office:value-type="string">
                <text:p>2000</text:p>
                <draw:g>
                  <svg:desc>'summary_counter_defer_Swap to hate'.E1:'summary_counter_defer_Swap to hate'.E1</svg:desc>
                </draw:g>
              </table:table-cell>
              <table:table-cell office:value-type="string">
                <text:p>5000</text:p>
                <draw:g>
                  <svg:desc>'summary_counter_defer_Swap to hate'.F1:'summary_counter_defer_Swap to hate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Swap to hate'.A2:'summary_counter_defer_Swap to hate'.A7</svg:desc>
                </draw:g>
              </table:table-cell>
              <table:table-cell office:value-type="float" office:value="0.02">
                <text:p>0.02</text:p>
                <draw:g>
                  <svg:desc>'summary_counter_defer_Swap to hate'.B2:'summary_counter_defer_Swap to hate'.B7</svg:desc>
                </draw:g>
              </table:table-cell>
              <table:table-cell office:value-type="float" office:value="0.08">
                <text:p>0.08</text:p>
                <draw:g>
                  <svg:desc>'summary_counter_defer_Swap to hate'.C2:'summary_counter_defer_Swap to hate'.C7</svg:desc>
                </draw:g>
              </table:table-cell>
              <table:table-cell office:value-type="float" office:value="0.12">
                <text:p>0.12</text:p>
                <draw:g>
                  <svg:desc>'summary_counter_defer_Swap to hate'.D2:'summary_counter_defer_Swap to hate'.D7</svg:desc>
                </draw:g>
              </table:table-cell>
              <table:table-cell office:value-type="float" office:value="0.19">
                <text:p>0.19</text:p>
                <draw:g>
                  <svg:desc>'summary_counter_defer_Swap to hate'.E2:'summary_counter_defer_Swap to hate'.E7</svg:desc>
                </draw:g>
              </table:table-cell>
              <table:table-cell office:value-type="float" office:value="0.25">
                <text:p>0.25</text:p>
                <draw:g>
                  <svg:desc>'summary_counter_defer_Swap to hate'.F2:'summary_counter_defer_Swap to hate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